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11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51.5mm"/>
    </style:style>
    <style:style style:name="co6" style:family="table-column">
      <style:table-column-properties fo:break-before="auto" style:column-width="54.1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4"/>
        <table:table-row table:style-name="ro3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Outlet ID</text:p>
          </table:table-cell>
          <table:table-cell table:style-name="ce1" office:value-type="string" calcext:value-type="string">
            <text:p>name (F360 or Thingiverse)</text:p>
          </table:table-cell>
          <table:table-cell table:style-name="ce1" office:value-type="string" calcext:value-type="string">
            <text:p>F360 version</text:p>
          </table:table-cell>
          <table:table-cell table:style-name="ce1" office:value-type="string" calcext:value-type="string">
            <text:p>E3D sock?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Results</text:p>
          </table:table-cell>
          <table:table-cell office:value-type="string" calcext:value-type="string">
            <text:p>works?</text:p>
          </table:table-cell>
        </table:table-row>
        <table:table-row table:style-name="ro3">
          <table:table-cell table:style-name="ce2" office:value-type="float" office:value="1" calcext:value-type="float">
            <text:p>000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2" office:value-type="float" office:value="2" calcext:value-type="float">
            <text:p>000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2" office:value-type="float" office:value="3" calcext:value-type="float">
            <text:p>0003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2" office:value-type="float" office:value="4" calcext:value-type="float">
            <text:p>0004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1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5" calcext:value-type="float">
            <text:p>000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dd grid under mounting hole. 90° at the end. Improve grid angles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6" calcext:value-type="float">
            <text:p>000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3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mprove gird angles. Longer grid under mouting hole. Bigger intake fillet. Remove exhaust fillet</text:p>
          </table:table-cell>
          <table:table-cell table:style-name="ce3" office:value-type="string" calcext:value-type="string">
            <text:p>worse than 0004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7" calcext:value-type="float">
            <text:p>000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4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bigger front opening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8" calcext:value-type="float">
            <text:p>000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maller exhaust on back. Front and side exhaust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2" office:value-type="float" office:value="9" calcext:value-type="float">
            <text:p>0009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0" calcext:value-type="float">
            <text:p>001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7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1mm thicker. Reduce thickness of end. Improved grid (smoother). Smoother intake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2" office:value-type="float" office:value="11" calcext:value-type="float">
            <text:p>001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8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ess grid, reduce end thickness, 1mm shorter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2" calcext:value-type="float">
            <text:p>001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9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harp nozzle outake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3" calcext:value-type="float">
            <text:p>0013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6</text:p>
          </table:table-cell>
          <table:table-cell table:style-name="ce3" office:value-type="string" calcext:value-type="string">
            <text:p>Re-print original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4" calcext:value-type="float">
            <text:p>0014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0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imilar to V009 but close to nozzle and holes on bottom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5" calcext:value-type="float">
            <text:p>001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1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bigger opening, longer arms, fillet inside, clozz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6" calcext:value-type="float">
            <text:p>001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bigger opening, longer arms, clos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7" calcext:value-type="float">
            <text:p>001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ape on bottom holes</text:p>
          </table:table-cell>
          <table:table-cell table:style-name="ce3" office:value-type="string" calcext:value-type="string">
            <text:p>just a bit 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8" calcext:value-type="float">
            <text:p>001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3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012 with tube on exhaust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9" calcext:value-type="float">
            <text:p>0019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4</text:p>
          </table:table-cell>
          <table:table-cell table:style-name="ce3" office:value-type="string" calcext:value-type="string">
            <text:p>Thingiverse 272054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0" calcext:value-type="float">
            <text:p>002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5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012 with better directed flow, bit longer tube, increase opening, smoother inside</text:p>
          </table:table-cell>
          <table:table-cell table:style-name="ce3" office:value-type="string" calcext:value-type="string">
            <text:p>close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1" calcext:value-type="float">
            <text:p>002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005 with fan angled at 15°</text:p>
          </table:table-cell>
          <table:table-cell table:style-name="ce3" office:value-type="string" calcext:value-type="string">
            <text:p>same as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2" calcext:value-type="float">
            <text:p>002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6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3 holes </text:p>
          </table:table-cell>
          <table:table-cell table:style-name="ce3"/>
          <table:table-cell/>
        </table:table-row>
        <table:table-row table:style-name="ro3">
          <table:table-cell table:style-name="ce2" office:value-type="float" office:value="23" calcext:value-type="float">
            <text:p>0023</text:p>
          </table:table-cell>
          <table:table-cell table:style-name="ce2" office:value-type="string" calcext:value-type="string">
            <text:p>bridge</text:p>
          </table:table-cell>
          <table:table-cell table:style-name="ce3"/>
          <table:table-cell table:style-name="ce3" office:value-type="string" calcext:value-type="string">
            <text:p>Thingiverse 2471337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2" office:value-type="float" office:value="24" calcext:value-type="float">
            <text:p>0024</text:p>
          </table:table-cell>
          <table:table-cell table:style-name="ce2" office:value-type="string" calcext:value-type="string">
            <text:p>bridge</text:p>
          </table:table-cell>
          <table:table-cell table:style-name="ce3"/>
          <table:table-cell table:style-name="ce3" office:value-type="string" calcext:value-type="string">
            <text:p>Thingiverse 2740613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2" office:value-type="float" office:value="25" calcext:value-type="float">
            <text:p>0025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26" calcext:value-type="float">
            <text:p>0026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27" calcext:value-type="float">
            <text:p>0027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28" calcext:value-type="float">
            <text:p>0028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29" calcext:value-type="float">
            <text:p>0029</text:p>
          </table:table-cell>
          <table:table-cell table:style-name="ce3" table:number-columns-repeated="7"/>
          <table:table-cell/>
        </table:table-row>
        <table:table-row table:style-name="ro3">
          <table:table-cell table:style-name="ce2" office:value-type="float" office:value="30" calcext:value-type="float">
            <text:p>0030</text:p>
          </table:table-cell>
          <table:table-cell table:style-name="ce3" table:number-columns-repeated="7"/>
          <table:table-cell/>
        </table:table-row>
        <table:table-row table:style-name="ro3">
          <table:table-cell table:style-name="ce2" office:value-type="float" office:value="31" calcext:value-type="float">
            <text:p>0031</text:p>
          </table:table-cell>
          <table:table-cell table:style-name="ce3" table:number-columns-repeated="7"/>
          <table:table-cell/>
        </table:table-row>
        <table:table-row table:style-name="ro3">
          <table:table-cell table:style-name="ce2" office:value-type="float" office:value="32" calcext:value-type="float">
            <text:p>0032</text:p>
          </table:table-cell>
          <table:table-cell table:style-name="ce3" table:number-columns-repeated="7"/>
          <table:table-cell/>
        </table:table-row>
        <table:table-row table:style-name="ro3">
          <table:table-cell table:style-name="ce2" office:value-type="float" office:value="33" calcext:value-type="float">
            <text:p>0033</text:p>
          </table:table-cell>
          <table:table-cell table:style-name="ce3" table:number-columns-repeated="7"/>
          <table:table-cell/>
        </table:table-row>
        <table:table-row table:style-name="ro3">
          <table:table-cell table:style-name="ce2" office:value-type="float" office:value="34" calcext:value-type="float">
            <text:p>0034</text:p>
          </table:table-cell>
          <table:table-cell table:style-name="ce3" table:number-columns-repeated="7"/>
          <table:table-cell/>
        </table:table-row>
        <table:table-row table:style-name="ro3" table:number-rows-repeated="24">
          <table:table-cell table:style-name="ce3" table:number-columns-repeated="8"/>
          <table:table-cell/>
        </table:table-row>
        <table:table-row table:style-name="ro3" table:number-rows-repeated="104851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 style:data-style-name="N2" text:time-value="11:03:06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54M57S</meta:editing-duration>
    <meta:editing-cycles>85</meta:editing-cycles>
    <meta:generator>LibreOffice/5.3.4.2$Windows_X86_64 LibreOffice_project/f82d347ccc0be322489bf7da61d7e4ad13fe2ff3</meta:generator>
    <dc:date>2018-05-29T11:03:55.099000000</dc:date>
    <meta:document-statistic meta:table-count="3" meta:cell-count="206" meta:object-count="0"/>
    <meta:user-defined meta:name="Info 1"/>
    <meta:user-defined meta:name="Info 2"/>
    <meta:user-defined meta:name="Info 3"/>
    <meta:user-defined meta:name="Info 4"/>
  </office:meta>
</office:document-meta>
</file>